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r3</text:p>
          </table:table-cell>
          <table:table-cell office:value-type="string">
            <text:p>r4</text:p>
          </table:table-cell>
          <table:table-cell office:value-type="string">
            <text:p>vout</text:p>
          </table:table-cell>
          <table:table-cell office:value-type="string">
            <text:p>vout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4.096">
            <text:p>4.096</text:p>
          </table:table-cell>
          <table:table-cell table:number-columns-repeated="2" table:style-name="ce1" office:value-type="float" office:value="1000">
            <text:p>1.00E+003</text:p>
          </table:table-cell>
          <table:table-cell table:style-name="ce1" table:formula="of:=[.H11]" office:value-type="float" office:value="13653.3333333333">
            <text:p>1.37E+004</text:p>
          </table:table-cell>
          <table:table-cell table:style-name="ce1" office:value-type="float" office:value="1000">
            <text:p>1.00E+003</text:p>
          </table:table-cell>
          <table:table-cell table:formula="of:=[.A2]*([.D2]/([.C2]+[.D2]))*(([.E2]+[.F2])/[.E2]) -[.I2]" office:value-type="float" office:value="0.160986328125">
            <text:p>0.1609863281</text:p>
          </table:table-cell>
          <table:table-cell table:formula="of:= [.B2]*[.F2]/[.E2]" office:value-type="float" office:value="0.3">
            <text:p>0.3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7"/>
          <table:table-cell table:formula="of:=4.096*[.F2]/0.3" office:value-type="float" office:value="13653.3333333333">
            <text:p>13653.333333333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4/20/2012</text:date>, <text:time>16:1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u </meta:initial-creator>
    <meta:creation-date>2012-04-20T15:50:11</meta:creation-date>
    <dc:date>2012-04-20T16:16:40</dc:date>
    <dc:creator>mru </dc:creator>
    <meta:editing-duration>PT26M29S</meta:editing-duration>
    <meta:editing-cycles>2</meta:editing-cycles>
    <meta:generator>LibreOffice/3.4$Linux LibreOffice_project/340m1$Build-402</meta:generator>
    <meta:document-statistic meta:table-count="3" meta:cell-count="18" meta:object-count="0"/>
  </office:meta>
</office:document-meta>
</file>